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rif" svg:font-family="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2pt" fo:font-weight="bold" officeooo:rsid="0015972f" officeooo:paragraph-rsid="0015972f" style:font-size-asian="12pt" style:font-weight-asian="bold" style:font-size-complex="12pt" style:font-weight-complex="bold"/>
    </style:style>
    <style:style style:name="P2" style:family="paragraph" style:parent-style-name="Standard">
      <style:text-properties officeooo:rsid="0015972f" officeooo:paragraph-rsid="0015972f"/>
    </style:style>
    <style:style style:name="P3" style:family="paragraph" style:parent-style-name="Standard">
      <style:text-properties fo:font-size="11pt" fo:font-weight="bold" officeooo:rsid="001c342b" officeooo:paragraph-rsid="001c342b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font-size="11pt" fo:font-weight="normal" officeooo:rsid="001ef8d3" officeooo:paragraph-rsid="001ef8d3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officeooo:paragraph-rsid="00224ace"/>
    </style:style>
    <style:style style:name="P6" style:family="paragraph" style:parent-style-name="Standard">
      <style:text-properties fo:font-weight="bold" officeooo:rsid="00224ace" officeooo:paragraph-rsid="00224ace" fo:background-color="transparent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24ace" officeooo:paragraph-rsid="00224ace" fo:background-color="transparent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24ace" officeooo:paragraph-rsid="00242ef0" fo:background-color="transparent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24ace" officeooo:paragraph-rsid="0026146e" fo:background-color="transparent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24ace" officeooo:paragraph-rsid="00268e56" fo:background-color="transparent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42ef0" officeooo:paragraph-rsid="00242ef0" fo:background-color="transparent" style:font-weight-asian="bold" style:font-weight-complex="bold"/>
    </style:style>
    <style:style style:name="T1" style:family="text">
      <style:text-properties style:font-name="seri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fo:font-weight="normal" officeooo:rsid="001ef8d3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1c342b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1dbc48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26146e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1ef8d3" fo:background-color="#ffff00" loext:char-shading-value="0" style:font-size-asian="9.60000038146973pt" style:font-weight-asian="normal" style:font-size-complex="11pt" style:font-weight-complex="normal"/>
    </style:style>
    <style:style style:name="T7" style:family="text">
      <style:text-properties fo:font-size="11pt" style:text-underline-style="solid" style:text-underline-width="auto" style:text-underline-color="font-color" fo:font-weight="bold" officeooo:rsid="001c342b" style:font-size-asian="9.60000038146973pt" style:font-weight-asian="bold" style:font-size-complex="11pt" style:font-weight-complex="bold"/>
    </style:style>
    <style:style style:name="T8" style:family="text">
      <style:text-properties fo:font-size="11pt" style:text-underline-style="solid" style:text-underline-width="auto" style:text-underline-color="font-color" fo:font-weight="bold" officeooo:rsid="001ef8d3" style:font-size-asian="9.60000038146973pt" style:font-weight-asian="bold" style:font-size-complex="11pt" style:font-weight-complex="bold"/>
    </style:style>
    <style:style style:name="T9" style:family="text">
      <style:text-properties fo:font-size="11pt" style:text-underline-style="solid" style:text-underline-width="auto" style:text-underline-color="font-color" fo:font-weight="bold" officeooo:rsid="00224ace" style:font-size-asian="9.60000038146973pt" style:font-weight-asian="bold" style:font-size-complex="11pt" style:font-weight-complex="bold"/>
    </style:style>
    <style:style style:name="T10" style:family="text">
      <style:text-properties fo:font-size="11pt" style:text-underline-style="solid" style:text-underline-width="auto" style:text-underline-color="font-color" style:font-size-asian="9.60000038146973pt" style:font-size-complex="11pt"/>
    </style:style>
    <style:style style:name="T11" style:family="text">
      <style:text-properties fo:font-size="11pt" style:text-underline-style="solid" style:text-underline-width="auto" style:text-underline-color="font-color" officeooo:rsid="001c342b" style:font-size-asian="9.60000038146973pt" style:font-size-complex="11pt"/>
    </style:style>
    <style:style style:name="T12" style:family="text">
      <style:text-properties fo:font-size="11pt" style:text-underline-style="solid" style:text-underline-width="auto" style:text-underline-color="font-color" officeooo:rsid="001ef8d3" style:font-size-asian="9.60000038146973pt" style:font-size-complex="11pt"/>
    </style:style>
    <style:style style:name="T13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14" style:family="text">
      <style:text-properties fo:font-size="11pt" style:text-underline-style="none" fo:font-weight="normal" officeooo:rsid="001c342b" style:font-size-asian="9.60000038146973pt" style:font-weight-asian="normal" style:font-size-complex="11pt" style:font-weight-complex="normal"/>
    </style:style>
    <style:style style:name="T15" style:family="text">
      <style:text-properties fo:font-size="11pt" style:text-underline-style="none" fo:font-weight="normal" officeooo:rsid="001ef8d3" style:font-size-asian="9.60000038146973pt" style:font-weight-asian="normal" style:font-size-complex="11pt" style:font-weight-complex="normal"/>
    </style:style>
    <style:style style:name="T16" style:family="text">
      <style:text-properties fo:font-size="11pt" style:text-underline-style="none" fo:font-weight="normal" officeooo:rsid="00224ace" style:font-size-asian="9.60000038146973pt" style:font-weight-asian="normal" style:font-size-complex="11pt" style:font-weight-complex="normal"/>
    </style:style>
    <style:style style:name="T17" style:family="text">
      <style:text-properties fo:font-size="11pt" style:text-underline-style="none" fo:font-weight="normal" officeooo:rsid="001dbc48" style:font-size-asian="9.60000038146973pt" style:font-weight-asian="normal" style:font-size-complex="11pt" style:font-weight-complex="normal"/>
    </style:style>
    <style:style style:name="T18" style:family="text">
      <style:text-properties fo:font-size="11pt" style:text-underline-style="none" fo:font-weight="normal" officeooo:rsid="0026146e" style:font-size-asian="9.60000038146973pt" style:font-weight-asian="normal" style:font-size-complex="11pt" style:font-weight-complex="normal"/>
    </style:style>
    <style:style style:name="T19" style:family="text">
      <style:text-properties fo:font-size="11pt" style:text-underline-style="none" style:font-size-asian="9.60000038146973pt" style:font-size-complex="11pt"/>
    </style:style>
    <style:style style:name="T20" style:family="text">
      <style:text-properties fo:font-size="11pt" style:text-underline-style="none" officeooo:rsid="001c342b" style:font-size-asian="9.60000038146973pt" style:font-size-complex="11pt"/>
    </style:style>
    <style:style style:name="T21" style:family="text">
      <style:text-properties fo:font-size="11pt" style:text-underline-style="none" officeooo:rsid="001dbc48" style:font-size-asian="9.60000038146973pt" style:font-size-complex="11pt"/>
    </style:style>
    <style:style style:name="T22" style:family="text">
      <style:text-properties fo:font-size="11pt" style:text-underline-style="none" fo:font-weight="bold" officeooo:rsid="001c342b" style:font-size-asian="9.60000038146973pt" style:font-weight-asian="bold" style:font-size-complex="11pt" style:font-weight-complex="bold"/>
    </style:style>
    <style:style style:name="T23" style:family="text">
      <style:text-properties fo:font-size="11pt" style:font-size-asian="9.60000038146973pt" style:font-size-complex="11pt"/>
    </style:style>
    <style:style style:name="T24" style:family="text">
      <style:text-properties fo:font-size="11pt" officeooo:rsid="001ef8d3" style:font-size-asian="9.60000038146973pt" style:font-size-complex="11pt"/>
    </style:style>
    <style:style style:name="T25" style:family="text">
      <style:text-properties fo:font-size="11pt" officeooo:rsid="001c342b" style:font-size-asian="9.60000038146973pt" style:font-size-complex="11pt"/>
    </style:style>
    <style:style style:name="T26" style:family="text">
      <style:text-properties fo:font-size="11pt" officeooo:rsid="0022cb4f" style:font-size-asian="9.60000038146973pt" style:font-size-complex="11pt"/>
    </style:style>
    <style:style style:name="T27" style:family="text">
      <style:text-properties fo:font-size="11pt" officeooo:rsid="001dbc48" style:font-size-asian="9.60000038146973pt" style:font-size-complex="11pt"/>
    </style:style>
    <style:style style:name="T28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va a crear una página web de contactos en el dominio BuscoPareja.net.</text:p>
      <text:p text:style-name="P1"/>
      <text:p text:style-name="P1">Cuando un usuario se registra en el sistema, se almacenan sus datos personales, concretamente su email, su nombre, dirección, ciudad, país, su sexo, su foto y una password que utilizará junto con su email para acceder al sistema.</text:p>
      <text:p text:style-name="P1"/>
      <text:p text:style-name="P1">El usuario a continuación rellena una lista de preferencias o gustos. De cada gusto o preferencia se almacenará el tipo (Deporte, Música, Evento Social, ...) al que pertenece, la fecha de la última vez que hizo una actividad de ese estilo y si le gustaría o no que su pareja tuviera la misma preferencia.</text:p>
      <text:p text:style-name="P1"/>
      <text:p text:style-name="P2"><text:span text:style-name="T1">A partir de esta información se organizan citas entre los contactos en distintas ubicaciones. Se desea registrar las citas entre los contactos almacenando quién se cita con quién, en qué lugar y que fecha y hora, y si la cita fracasó o no</text:span> </text:p>
      <text:p text:style-name="P2"/>
      <text:p text:style-name="P3">1FN</text:p>
      <text:p text:style-name="P5"><text:span text:style-name="T7">codUsuario</text:span><text:span text:style-name="T14">, </text:span><text:span text:style-name="T8">codC</text:span><text:span text:style-name="T7">iudad</text:span><text:span text:style-name="T3">, </text:span><text:span text:style-name="T8">codPreferencia</text:span><text:span text:style-name="T15">, </text:span><text:span text:style-name="T9">codUsuarioPareja,</text:span><text:span text:style-name="T16"> </text:span><text:span text:style-name="T7">fechaHoraCita</text:span><text:span text:style-name="T14">, </text:span><text:span text:style-name="T3">emailUsuario, nombreUsuario, </text:span><text:span text:style-name="T5">apellidosUsuario, </text:span><text:span text:style-name="T3">direccionUsuario, </text:span><text:span text:style-name="T2">descripcionCiudad, codPais, descripcionPais</text:span><text:span text:style-name="T3">, </text:span><text:span text:style-name="T4">codSexo, descripcionSexo</text:span><text:span text:style-name="T3">, foto, password, codTipoPreferencia, descripcion</text:span><text:span text:style-name="T2">Tipo</text:span><text:span text:style-name="T3">Preferencia,</text:span><text:span text:style-name="T2"> </text:span><text:span text:style-name="T3">fechaUltimaVez, gustaParejaPreferencia, lugarCita, fracaso</text:span></text:p>
      <text:p text:style-name="P5"><text:span text:style-name="T6"/></text:p>
      <text:p text:style-name="P6"><text:span text:style-name="T24">2</text:span><text:span text:style-name="T23">FN</text:span></text:p>
      <text:p text:style-name="P9"><text:span text:style-name="T23">codUsuario</text:span><text:span text:style-name="T13">, emailUsuario, nombreUsuario, </text:span><text:span text:style-name="T18">apellidosUsuario, </text:span><text:span text:style-name="T13">direccionUsuario, codCiudad, </text:span><text:span text:style-name="T17">codSexo, descripcionSexo</text:span><text:span text:style-name="T14">, foto, password</text:span></text:p>
      <text:p text:style-name="P7"><text:span text:style-name="T13"/></text:p>
      <text:p text:style-name="P7"><text:span text:style-name="T23">codCiudad</text:span><text:span text:style-name="T13">, descripcionCiudad, codPais, descripcionPais</text:span></text:p>
      <text:p text:style-name="P7"><text:span text:style-name="T13"/></text:p>
      <text:p text:style-name="P7"><text:span text:style-name="T26">codUsuario, </text:span><text:span text:style-name="T24">codPreferencia</text:span><text:span text:style-name="T15">, </text:span><text:span text:style-name="T14">codTipoPreferencia, descripcion</text:span><text:span text:style-name="T15">Tipo</text:span><text:span text:style-name="T14">Preferencia,</text:span><text:span text:style-name="T15"> </text:span><text:span text:style-name="T14">fechaUltimaVez, gustaParejaPreferencia </text:span></text:p>
      <text:p text:style-name="P7"><text:span text:style-name="T14"/></text:p>
      <text:p text:style-name="P7"><text:span text:style-name="T25">c</text:span><text:span text:style-name="T23">odUsuario</text:span><text:span text:style-name="T13">, </text:span><text:span text:style-name="T23">codUsuarioPareja</text:span><text:span text:style-name="T13">, </text:span><text:span text:style-name="T23">fechaHoraCita</text:span><text:span text:style-name="T13">, lugarCita, fracaso</text:span></text:p>
      <text:p text:style-name="P7"><text:span text:style-name="T13"/></text:p>
      <text:p text:style-name="P11"><text:span text:style-name="T19">3FN</text:span></text:p>
      <text:p text:style-name="P10"><text:span text:style-name="T23">codUsuario</text:span><text:span text:style-name="T13">, emailUsuario, nombreUsuario, </text:span><text:span text:style-name="T18">apellidosUsuario, </text:span><text:span text:style-name="T13">direccionUsuario, codCiudad, </text:span><text:span text:style-name="T17">codSexo, </text:span><text:span text:style-name="T14">foto, password</text:span></text:p>
      <text:p text:style-name="P8"><text:span text:style-name="T14"/></text:p>
      <text:p text:style-name="P8"><text:span text:style-name="T27">codSexo</text:span><text:span text:style-name="T17">, descripcionSexo</text:span></text:p>
      <text:p text:style-name="P8"><text:span text:style-name="T13"/></text:p>
      <text:p text:style-name="P8"><text:span text:style-name="T23">codCiudad</text:span><text:span text:style-name="T13">, descripcionCiudad, codPais</text:span></text:p>
      <text:p text:style-name="P8"><text:span text:style-name="T13"/></text:p>
      <text:p text:style-name="P8"><text:span text:style-name="T23">codPais</text:span><text:span text:style-name="T13">, descripcionPais</text:span></text:p>
      <text:p text:style-name="P8"><text:span text:style-name="T13"/></text:p>
      <text:p text:style-name="P8"><text:span text:style-name="T26">codUsuario, </text:span><text:span text:style-name="T24">codPreferencia</text:span><text:span text:style-name="T15">, </text:span><text:span text:style-name="T14">codTipoPreferencia, fechaUltimaVez, gustaParejaPreferencia</text:span></text:p>
      <text:p text:style-name="P8"><text:span text:style-name="T14"/></text:p>
      <text:p text:style-name="P8"><text:span text:style-name="T25">codTipoPreferencia</text:span><text:span text:style-name="T14">, descripcion</text:span><text:span text:style-name="T15">Tipo</text:span><text:span text:style-name="T14">Preferencia</text:span></text:p>
      <text:p text:style-name="P8"><text:span text:style-name="T14"/></text:p>
      <text:p text:style-name="P8"><text:span text:style-name="T25">c</text:span><text:span text:style-name="T23">odUsuario</text:span><text:span text:style-name="T13">, </text:span><text:span text:style-name="T23">codUsuarioPareja</text:span><text:span text:style-name="T13">, </text:span><text:span text:style-name="T23">fechaHoraCita</text:span><text:span text:style-name="T13">, lugarCita, fracaso</text:span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rif" svg:font-family="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7T17:31:25.970000000</meta:creation-date>
    <dc:date>2020-02-07T18:03:06.687000000</dc:date>
    <meta:editing-duration>PT31M38S</meta:editing-duration>
    <meta:editing-cycles>9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9" meta:word-count="226" meta:character-count="1934" meta:non-whitespace-character-count="1725"/>
  </office:meta>
</office:document-meta>
</file>